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NASSEH, JUDAH'S FOURTEENTH RULER (33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NASSEH, JUDAH'S FOURTEENTH RULER (33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bellious king (33:1-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bellious king (33:1-1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nasseh's perversions (33:1-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anasseh's punishment (33:10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MANASSEH, JUDAH'S FOURTEENTH RULER (33:1-2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bellious king (33:1-1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pentant king (33:12-2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pentant king (33:12-2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Manasseh's confession (33:12-1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Manasseh's changed conduct (33:14-2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MANASSEH, JUDAH'S FOURTEENTH RULER (33:1-20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ebellious king (33:1-1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pentant king (33:12-2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CHRONICLES 33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MANASSEH, JUDAH'S FOURTEENTH RULER (33:1-2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AMON, JUDAH'S FIFTEENTH RULER (33:21-2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AMON, JUDAH'S FIFTEENTH RULER (33:21-25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apostasy (33:21-2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ssassination (33:24-2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2 CHRONICLES 3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MANASSEH, JUDAH'S FOURTEENTH RULER (33:1-2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AMON, JUDAH'S FIFTEENTH RULER (33:21-2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3 </dc:title>
    <meta:initial-creator>David STRICKLAND</meta:initial-creator>
    <dc:creator>David STRICKLAND</dc:creator>
    <meta:creation-date>2020-02-23T23:09:27Z</meta:creation-date>
    <dc:date>2020-02-23T23:09:28Z</dc:date>
    <meta:template xlink:href="BibleStudy" xlink:type="simple"/>
    <meta:editing-cycles>1</meta:editing-cycles>
    <meta:editing-duration>PT0S</meta:editing-duration>
    <meta:document-statistic meta:paragraph-count="25" meta:word-count="167"/>
  </office:meta>
</office:document-meta>
</file>